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nsolas" svg:font-family="Consolas"/>
    <style:font-face style:name="Tahoma1" svg:font-family="Tahoma"/>
    <style:font-face style:name="Consolas1" svg:font-family="Consolas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color="#000000" style:font-name="Consolas1" fo:font-size="10pt" style:font-size-asian="10pt" style:font-size-complex="10pt"/>
    </style:style>
    <style:style style:name="P2" style:family="paragraph" style:parent-style-name="Standard">
      <style:text-properties fo:color="#000000" style:font-name="Consolas1" fo:font-size="32pt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fo:color="#000000" style:font-name="Consolas1" fo:font-size="32pt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fo:color="#000000" style:font-name="Consolas1"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fo:color="#000000" style:font-name="Consolas1" fo:font-size="10pt" style:font-size-asian="10pt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1" fo:font-size="10pt" style:font-size-asian="10pt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2pt" style:text-underline-style="solid" style:text-underline-width="auto" style:text-underline-color="font-color" fo:font-weight="bold" style:font-name-asian="Consolas" style:font-size-asian="12pt" style:font-weight-asian="bold" style:font-name-complex="Consolas" style:font-size-complex="12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2pt" style:font-name-asian="Consolas" style:font-size-asian="12pt" style:font-name-complex="Consolas" style:font-size-complex="12pt"/>
    </style:style>
    <style:style style:name="T1" style:family="text">
      <style:text-properties fo:font-size="10pt" style:font-name-asian="Consolas" style:font-size-asian="10pt" style:font-name-complex="Consolas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PCD </text:p>
      <text:p text:style-name="P3">Sessió 2</text:p>
      <text:p text:style-name="P3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Alberto Maldonado López</text:p>
      <text:p text:style-name="P5">Grup 11</text:p>
      <text:p text:style-name="P1"/>
      <text:p text:style-name="P1"/>
      <text:p text:style-name="P1"/>
      <text:p text:style-name="P1"/>
      <text:p text:style-name="P6"><text:span text:style-name="T1"/></text:p>
      <text:p text:style-name="P7">package lab2.entrega;<text:line-break/><text:line-break/>import java.io.DataInputStream;<text:line-break/>import java.io.DataOutputStream;<text:line-break/>import java.io.IOException;<text:line-break/>import java.io.InputStream;<text:line-break/>import java.io.OutputStream;<text:line-break/>import java.net.Socket;<text:line-break/>import java.util.Random;<text:line-break/><text:line-break/>public class Client extends Thread<text:line-break/>{<text:line-break/><text:tab/>Socket sk;<text:line-break/><text:line-break/><text:tab/>DataInputStream dis;<text:line-break/><text:line-break/><text:tab/>DataOutputStream dos;<text:line-break/><text:line-break/><text:tab/>final Random r = new Random();<text:line-break/><text:line-break/><text:tab/>public Client(Socket sk) throws IOException<text:line-break/><text:tab/>{<text:line-break/><text:tab/><text:tab/>this.sk = sk;<text:line-break/><text:tab/><text:tab/>InputStream skin = sk.getInputStream();<text:line-break/><text:tab/><text:tab/>dis = new DataInputStream(skin);<text:line-break/><text:tab/><text:tab/>OutputStream skout = sk.getOutputStream();<text:line-break/><text:tab/><text:tab/>dos = new DataOutputStream(skout);<text:line-break/><text:tab/>}<text:line-break/><text:line-break/><text:tab/>public int read(int pos) throws IOException<text:line-break/><text:tab/>{<text:line-break/><text:tab/><text:tab/>dos.writeInt(Constants.Reader);<text:line-break/><text:tab/><text:tab/>dos.writeInt(pos);<text:line-break/><text:line-break/><text:tab/><text:tab/>dos.flush();<text:line-break/><text:line-break/><text:tab/><text:tab/>return dis.readInt();<text:line-break/><text:tab/>}<text:line-break/><text:line-break/><text:tab/>public void write(int pos, int val) throws IOException<text:line-break/><text:tab/>{<text:line-break/><text:tab/><text:tab/>dos.writeInt(Constants.Writer);<text:line-break/><text:tab/><text:tab/>dos.writeInt(pos);<text:line-break/><text:tab/><text:tab/>dos.writeInt(val);<text:line-break/><text:line-break/><text:tab/><text:tab/>dos.flush();<text:line-break/><text:tab/>}<text:line-break/><text:line-break/><text:tab/>public void exit() throws IOException<text:line-break/><text:tab/>{<text:line-break/><text:tab/><text:tab/>dos.writeInt(Constants.exit);<text:line-break/><text:line-break/><text:tab/><text:tab/>dos.flush();<text:line-break/><text:line-break/><text:tab/><text:tab/>close();<text:line-break/><text:tab/>}<text:line-break/><text:line-break/><text:tab/>public void close()<text:line-break/><text:tab/>{<text:line-break/><text:tab/><text:tab/>try<text:line-break/><text:tab/><text:tab/>{<text:line-break/><text:tab/><text:tab/><text:tab/>dos.close();<text:line-break/><text:tab/><text:tab/><text:tab/>dis.close();<text:line-break/><text:tab/><text:tab/><text:tab/>sk.close();<text:line-break/><text:tab/><text:tab/>}<text:line-break/><text:tab/><text:tab/>catch (IOException e)<text:line-break/><text:tab/><text:tab/>{<text:line-break/><text:tab/><text:tab/><text:tab/>System.err.println(e.getMessage());<text:line-break/><text:tab/><text:tab/><text:tab/>e.printStackTrace();<text:line-break/><text:tab/><text:tab/>}<text:line-break/><text:tab/>}<text:line-break/>}<text:line-break/><text:line-break/>class ClientReader extends Client<text:line-break/>{<text:line-break/><text:tab/>public ClientReader(Socket sk) throws IOException<text:line-break/><text:tab/>{<text:line-break/><text:tab/><text:tab/>super(sk);<text:line-break/><text:tab/>}<text:line-break/><text:line-break/><text:tab/>public void run()<text:line-break/><text:tab/>{<text:line-break/><text:tab/><text:tab/>try<text:line-break/><text:tab/><text:tab/>{<text:line-break/><text:tab/><text:tab/><text:tab/>read(r.nextInt(Constants.V.length));<text:line-break/><text:tab/><text:tab/><text:tab/>exit();<text:line-break/><text:tab/><text:tab/>}<text:line-break/><text:tab/><text:tab/>catch (IOException e)<text:line-break/><text:tab/><text:tab/>{<text:line-break/><text:tab/><text:tab/><text:tab/>System.err.println(e.getMessage());<text:line-break/><text:tab/><text:tab/><text:tab/>e.printStackTrace();<text:line-break/><text:tab/><text:tab/>}<text:line-break/><text:tab/>}<text:line-break/>}<text:line-break/><text:line-break/>class ClientWriter extends Client<text:line-break/>{<text:line-break/><text:tab/>public ClientWriter(Socket sk) throws IOException<text:line-break/><text:tab/>{<text:line-break/><text:tab/><text:tab/>super(sk);<text:line-break/><text:tab/>}<text:line-break/><text:line-break/><text:tab/>public void run()<text:line-break/><text:tab/>{<text:line-break/><text:tab/><text:tab/>try<text:line-break/><text:tab/><text:tab/>{<text:line-break/><text:tab/><text:tab/><text:tab/>write(r.nextInt(Constants.V.length), r.nextInt());<text:line-break/><text:tab/><text:tab/><text:tab/>exit();<text:line-break/><text:tab/><text:tab/>}<text:line-break/><text:tab/><text:tab/>catch (IOException e)<text:line-break/><text:tab/><text:tab/>{<text:line-break/><text:tab/><text:tab/><text:tab/>System.err.println(e.getMessage());<text:line-break/><text:tab/><text:tab/><text:tab/>e.printStackTrace();<text:line-break/><text:tab/><text:tab/>}<text:line-break/><text:tab/>}<text:line-break/>}<text:line-break/></text:p>
      <text:p text:style-name="P7">package lab2.entrega;<text:line-break/><text:line-break/>import java.io.IOException;<text:line-break/>import java.net.Socket;<text:line-break/>import java.util.Random;<text:line-break/><text:line-break/>public class ClientOne<text:line-break/>{<text:line-break/><text:tab/>public static void main(String[] args)<text:line-break/><text:tab/>{<text:line-break/><text:tab/><text:tab/>final Random r = new Random();<text:line-break/><text:line-break/><text:tab/><text:tab/>/** Inicializacion del vector */<text:line-break/><text:tab/><text:tab/>init_V();<text:line-break/><text:line-break/><text:tab/><text:tab/>/** Creamos Constants.thread clientes */<text:line-break/><text:tab/><text:tab/>for (int i = 0; i &lt; Constants.thread; i++)<text:line-break/><text:tab/><text:tab/>{<text:line-break/><text:tab/><text:tab/><text:tab/>Socket s;<text:line-break/><text:tab/><text:tab/><text:tab/>try<text:line-break/><text:tab/><text:tab/><text:tab/>{<text:line-break/><text:tab/><text:tab/><text:tab/><text:tab/>s = new Socket(Constants.IP, Constants.PORT);<text:line-break/><text:line-break/><text:tab/><text:tab/><text:tab/><text:tab/>Client cl;<text:line-break/><text:line-break/><text:tab/><text:tab/><text:tab/><text:tab/>/** Seleccion aleatoria de escritor o lector */<text:line-break/><text:tab/><text:tab/><text:tab/><text:tab/>if (r.nextBoolean())<text:line-break/><text:tab/><text:tab/><text:tab/><text:tab/>{<text:line-break/><text:tab/><text:tab/><text:tab/><text:tab/><text:tab/>cl = new ClientWriter(s);<text:line-break/><text:tab/><text:tab/><text:tab/><text:tab/>}<text:line-break/><text:tab/><text:tab/><text:tab/><text:tab/>else<text:line-break/><text:tab/><text:tab/><text:tab/><text:tab/>{<text:line-break/><text:tab/><text:tab/><text:tab/><text:tab/><text:tab/>cl = new ClientReader(s);<text:line-break/><text:tab/><text:tab/><text:tab/><text:tab/>}<text:line-break/><text:line-break/><text:tab/><text:tab/><text:tab/><text:tab/>cl.start();<text:line-break/><text:tab/><text:tab/><text:tab/>}<text:line-break/><text:tab/><text:tab/><text:tab/>catch (IOException e)<text:line-break/><text:tab/><text:tab/><text:tab/>{<text:line-break/><text:tab/><text:tab/><text:tab/><text:tab/>System.err.println(e.getMessage());<text:line-break/><text:tab/><text:tab/><text:tab/>}<text:line-break/><text:tab/><text:tab/>}<text:line-break/><text:tab/>}<text:line-break/><text:line-break/><text:tab/>private static void init_V()<text:line-break/><text:tab/>{<text:line-break/><text:tab/><text:tab/>final Random r = new Random();<text:line-break/><text:line-break/><text:tab/><text:tab/>for (int i = 0; i &lt; Constants.V.length; ++i)<text:line-break/><text:tab/><text:tab/>{<text:line-break/><text:tab/><text:tab/><text:tab/>Constants.V[i] = r.nextInt();<text:line-break/><text:tab/><text:tab/>}<text:line-break/><text:tab/>}<text:line-break/>}<text:line-break/></text:p>
      <text:p text:style-name="P8">package lab2.entrega;</text:p>
      <text:p text:style-name="P8"/>
      <text:p text:style-name="P8">public class Constants</text:p>
      <text:p text:style-name="P8">{</text:p>
      <text:p text:style-name="P8"><text:tab/>public static final int <text:span text:style-name="T2">Reader</text:span> = 1;</text:p>
      <text:p text:style-name="P8"/>
      <text:p text:style-name="P8"><text:tab/>public static final int <text:span text:style-name="T2">Writer</text:span> = 0;</text:p>
      <text:p text:style-name="P8"/>
      <text:p text:style-name="P8"><text:tab/>public static final int <text:span text:style-name="T2">exit</text:span> = 2;</text:p>
      <text:p text:style-name="P8"/>
      <text:p text:style-name="P8"><text:tab/>public static final String <text:span text:style-name="T2">IP</text:span> = "127.0.0.1";</text:p>
      <text:p text:style-name="P8"/>
      <text:p text:style-name="P8"><text:tab/>public static final int <text:span text:style-name="T2">PORT</text:span> = 9500;</text:p>
      <text:p text:style-name="P8"/>
      <text:p text:style-name="P8"><text:tab/>public static final int <text:span text:style-name="T2">thread</text:span> = 30;</text:p>
      <text:p text:style-name="P8"/>
      <text:p text:style-name="P8"><text:tab/>public static int <text:span text:style-name="T2">V</text:span>[] = new int[10];</text:p>
      <text:p text:style-name="P8">}</text:p>
      <text:p text:style-name="P8"/>
      <text:p text:style-name="P8">package lab2.entrega;</text:p>
      <text:p text:style-name="P8"/>
      <text:p text:style-name="P8">/** Uso para contar esperas de lectores/escritores */</text:p>
      <text:p text:style-name="P8">public class Counter</text:p>
      <text:p text:style-name="P8">{</text:p>
      <text:p text:style-name="P8"><text:tab/>private int value;</text:p>
      <text:p text:style-name="P8"/>
      <text:p text:style-name="P8"><text:tab/>/** Incrementa el contador */</text:p>
      <text:p text:style-name="P8"><text:tab/>public synchronized void add()</text:p>
      <text:p text:style-name="P8"><text:tab/>{</text:p>
      <text:p text:style-name="P8"><text:tab/><text:tab/>++value;</text:p>
      <text:p text:style-name="P8"><text:tab/>}</text:p>
      <text:p text:style-name="P8"/>
      <text:p text:style-name="P8"><text:tab/>/** Devuelve el contador */</text:p>
      <text:p text:style-name="P8"><text:tab/>public synchronized int get()</text:p>
      <text:p text:style-name="P8"><text:tab/>{</text:p>
      <text:p text:style-name="P8"><text:tab/><text:tab/>return value;</text:p>
      <text:p text:style-name="P8"><text:tab/>}</text:p>
      <text:p text:style-name="P8"/>
      <text:p text:style-name="P8"><text:tab/>/** Decrementa el contador */</text:p>
      <text:p text:style-name="P8"><text:tab/>public synchronized void remove()</text:p>
      <text:p text:style-name="P8"><text:tab/>{</text:p>
      <text:p text:style-name="P8"><text:tab/><text:tab/>--value;</text:p>
      <text:p text:style-name="P8"><text:tab/>}</text:p>
      <text:p text:style-name="P8">}</text:p>
      <text:p text:style-name="P8"/>
      <text:p text:style-name="P7"><text:span text:style-name="T3">package lab2.entrega;</text:span><text:line-break/><text:line-break/>import java.io.DataInputStream;<text:line-break/>import java.io.DataOutputStream;<text:line-break/>import java.io.IOException;<text:line-break/>import java.io.InputStream;<text:line-break/>import java.io.OutputStream;<text:line-break/>import java.net.ServerSocket;<text:line-break/>import java.net.Socket;<text:line-break/>import java.util.Random;<text:line-break/><text:line-break/>public class Server<text:line-break/>{<text:line-break/><text:tab/>private ReadWrite monitor;<text:line-break/><text:line-break/><text:tab/>private int[] data;<text:line-break/><text:line-break/><text:tab/>private Random rnd = new Random();<text:line-break/><text:line-break/><text:tab/>/** Contador para los lectores en espera */<text:line-break/><text:tab/>private Counter wr = new Counter();<text:line-break/><text:line-break/><text:tab/>/** Contador para los escritores en espera */<text:line-break/><text:tab/>private Counter ww = new Counter();<text:line-break/><text:line-break/><text:tab/>/** Contador total (debe ser igual a Constants.thread) */<text:line-break/><text:tab/>private Counter total = new Counter();<text:line-break/><text:line-break/><text:tab/>/** Contador total de Lectores */<text:line-break/><text:tab/>private Counter r = new Counter();<text:line-break/><text:line-break/><text:tab/>/** Contador total de Escritores */<text:line-break/><text:tab/>private Counter w = new Counter();<text:line-break/><text:line-break/><text:tab/>public Server()<text:line-break/><text:tab/>{<text:line-break/><text:tab/><text:tab/>monitor = new ReadWriteSafe();<text:line-break/><text:tab/><text:tab/>data = new int[Constants.V.length];<text:line-break/><text:tab/>}<text:line-break/><text:line-break/><text:tab/>public static void main(String[] args) throws IOException<text:line-break/><text:tab/>{<text:line-break/><text:tab/><text:tab/>Server s = new Server();<text:line-break/><text:line-break/><text:tab/><text:tab/>s.start();<text:line-break/><text:tab/>}<text:line-break/><text:line-break/><text:tab/>public void start() throws IOException<text:line-break/><text:tab/>{<text:line-break/><text:tab/><text:tab/>ServerSocket ss;<text:line-break/><text:tab/><text:tab/>ss = new ServerSocket(Constants.PORT);<text:line-break/><text:line-break/><text:tab/><text:tab/>while (true)<text:line-break/><text:tab/><text:tab/>{<text:line-break/><text:tab/><text:tab/><text:tab/>Socket sk;<text:line-break/><text:tab/><text:tab/><text:tab/>sk = ss.accept();<text:line-break/><text:line-break/><text:tab/><text:tab/><text:tab/>ThreadServer f = new ThreadServer(sk);<text:line-break/><text:line-break/><text:tab/><text:tab/><text:tab/>f.start();<text:line-break/><text:tab/><text:tab/>}<text:line-break/><text:tab/>}<text:line-break/><text:line-break/><text:tab/>public void delay()<text:line-break/><text:tab/>{<text:line-break/><text:tab/><text:tab/>try<text:line-break/><text:tab/><text:tab/>{<text:line-break/><text:tab/><text:tab/><text:tab/>Thread.sleep(rnd.nextInt(200));<text:line-break/><text:tab/><text:tab/>}<text:line-break/><text:tab/><text:tab/>catch (InterruptedException e)<text:line-break/><text:tab/><text:tab/>{<text:line-break/><text:tab/><text:tab/><text:tab/>e.printStackTrace();<text:line-break/><text:tab/><text:tab/>}<text:line-break/><text:tab/>}<text:line-break/><text:line-break/><text:tab/>class ThreadServer extends Thread<text:line-break/><text:tab/>{<text:line-break/><text:tab/><text:tab/>private Socket sk;<text:line-break/><text:line-break/><text:tab/><text:tab/>private int id;<text:line-break/><text:line-break/><text:tab/><text:tab/>ThreadServer(Socket sk)<text:line-break/><text:tab/><text:tab/>{<text:line-break/><text:tab/><text:tab/><text:tab/>this.sk = sk;<text:line-break/><text:tab/><text:tab/><text:tab/>synchronized (total)<text:line-break/><text:tab/><text:tab/><text:tab/>{<text:line-break/><text:tab/><text:tab/><text:tab/><text:tab/>id = total.get();<text:line-break/><text:tab/><text:tab/><text:tab/><text:tab/>total.add();<text:line-break/><text:tab/><text:tab/><text:tab/>}<text:line-break/><text:tab/><text:tab/>}<text:line-break/><text:line-break/><text:tab/><text:tab/>public void run()<text:line-break/><text:tab/><text:tab/>{<text:line-break/><text:tab/><text:tab/><text:tab/>try<text:line-break/><text:tab/><text:tab/><text:tab/>{<text:line-break/><text:tab/><text:tab/><text:tab/><text:tab/>InputStream skin = sk.getInputStream();<text:line-break/><text:tab/><text:tab/><text:tab/><text:tab/>DataInputStream dis = new DataInputStream(skin);<text:line-break/><text:tab/><text:tab/><text:tab/><text:tab/>OutputStream skout = sk.getOutputStream();<text:line-break/><text:tab/><text:tab/><text:tab/><text:tab/>DataOutputStream dos = new DataOutputStream(skout);<text:line-break/><text:line-break/><text:tab/><text:tab/><text:tab/><text:tab/>int Stat = dis.readInt();<text:line-break/><text:tab/><text:tab/><text:tab/><text:tab/>int pos, val;<text:line-break/><text:line-break/><text:tab/><text:tab/><text:tab/><text:tab/>while (Stat != Constants.exit)<text:line-break/><text:tab/><text:tab/><text:tab/><text:tab/>{<text:line-break/><text:tab/><text:tab/><text:tab/><text:tab/><text:tab/>switch (Stat)<text:line-break/><text:tab/><text:tab/><text:tab/><text:tab/><text:tab/>{<text:line-break/><text:tab/><text:tab/><text:tab/><text:tab/><text:tab/><text:tab/>case Constants.Reader:<text:line-break/><text:tab/><text:tab/><text:tab/><text:tab/><text:tab/><text:tab/><text:tab/>r.add();<text:line-break/><text:tab/><text:tab/><text:tab/><text:tab/><text:tab/><text:tab/><text:tab/>pos = dis.readInt();<text:line-break/><text:tab/><text:tab/><text:tab/><text:tab/><text:tab/><text:tab/><text:tab/>val = read(pos);<text:line-break/><text:line-break/><text:tab/><text:tab/><text:tab/><text:tab/><text:tab/><text:tab/><text:tab/>dos.writeInt(val);<text:line-break/><text:tab/><text:tab/><text:tab/><text:tab/><text:tab/><text:tab/><text:tab/>dos.flush();<text:line-break/><text:tab/><text:tab/><text:tab/><text:tab/><text:tab/><text:tab/><text:tab/>break;<text:line-break/><text:line-break/><text:tab/><text:tab/><text:tab/><text:tab/><text:tab/><text:tab/>case Constants.Writer:<text:line-break/><text:tab/><text:tab/><text:tab/><text:tab/><text:tab/><text:tab/><text:tab/>w.add();<text:line-break/><text:tab/><text:tab/><text:tab/><text:tab/><text:tab/><text:tab/><text:tab/>pos = dis.readInt();<text:line-break/><text:tab/><text:tab/><text:tab/><text:tab/><text:tab/><text:tab/><text:tab/>val = dis.readInt();<text:line-break/><text:line-break/><text:tab/><text:tab/><text:tab/><text:tab/><text:tab/><text:tab/><text:tab/>write(pos, val);<text:line-break/><text:line-break/><text:tab/><text:tab/><text:tab/><text:tab/><text:tab/><text:tab/><text:tab/>break;<text:line-break/><text:line-break/><text:tab/><text:tab/><text:tab/><text:tab/><text:tab/><text:tab/>default:<text:line-break/><text:tab/><text:tab/><text:tab/><text:tab/><text:tab/><text:tab/><text:tab/>System.err.println("Execution Abort");<text:line-break/><text:tab/><text:tab/><text:tab/><text:tab/><text:tab/><text:tab/><text:tab/>return;<text:line-break/><text:tab/><text:tab/><text:tab/><text:tab/><text:tab/>}<text:line-break/><text:tab/><text:tab/><text:tab/><text:tab/><text:tab/>Stat = dis.readInt();<text:line-break/><text:tab/><text:tab/><text:tab/><text:tab/>}<text:line-break/><text:line-break/><text:tab/><text:tab/><text:tab/><text:tab/>getStat();<text:line-break/><text:line-break/><text:tab/><text:tab/><text:tab/><text:tab/>dis.close();<text:line-break/><text:tab/><text:tab/><text:tab/><text:tab/>dos.close();<text:line-break/><text:tab/><text:tab/><text:tab/><text:tab/>skin.close();<text:line-break/><text:tab/><text:tab/><text:tab/><text:tab/>sk.close();<text:line-break/><text:tab/><text:tab/><text:tab/>}<text:line-break/><text:tab/><text:tab/><text:tab/>catch (IOException e)<text:line-break/><text:tab/><text:tab/><text:tab/>{<text:line-break/><text:tab/><text:tab/><text:tab/><text:tab/>System.err.println(e.toString());<text:line-break/><text:tab/><text:tab/><text:tab/><text:tab/>e.printStackTrace();<text:line-break/><text:tab/><text:tab/><text:tab/>}<text:line-break/><text:tab/><text:tab/><text:tab/>finally<text:line-break/><text:tab/><text:tab/><text:tab/>{<text:line-break/><text:tab/><text:tab/><text:tab/><text:tab/>getStat();<text:line-break/><text:tab/><text:tab/><text:tab/>}<text:line-break/><text:line-break/><text:tab/><text:tab/>}<text:line-break/><text:line-break/><text:tab/><text:tab/>int read(int pos)<text:line-break/><text:tab/><text:tab/>{<text:line-break/><text:tab/><text:tab/><text:tab/>int val = -1;<text:line-break/><text:line-break/><text:tab/><text:tab/><text:tab/>try<text:line-break/><text:tab/><text:tab/><text:tab/>{<text:line-break/><text:tab/><text:tab/><text:tab/><text:tab/>wr.add();<text:line-break/><text:tab/><text:tab/><text:tab/><text:tab/>monitor.acquireRead();<text:line-break/><text:tab/><text:tab/><text:tab/><text:tab/>wr.remove();<text:line-break/><text:tab/><text:tab/><text:tab/><text:tab/>delay();<text:line-break/><text:tab/><text:tab/><text:tab/><text:tab/>val = data[pos];<text:line-break/><text:tab/><text:tab/><text:tab/><text:tab/>monitor.releaseRead();<text:line-break/><text:tab/><text:tab/><text:tab/>}<text:line-break/><text:tab/><text:tab/><text:tab/>catch (InterruptedException e)<text:line-break/><text:tab/><text:tab/><text:tab/>{<text:line-break/><text:tab/><text:tab/><text:tab/><text:tab/>System.err.println(e.getMessage());<text:line-break/><text:tab/><text:tab/><text:tab/><text:tab/>e.printStackTrace();<text:line-break/><text:tab/><text:tab/><text:tab/>}<text:line-break/><text:tab/><text:tab/><text:tab/>return val;<text:line-break/><text:tab/><text:tab/>}<text:line-break/><text:line-break/><text:tab/><text:tab/>void write(int pos, int val)<text:line-break/><text:tab/><text:tab/>{<text:line-break/><text:tab/><text:tab/><text:tab/>try<text:line-break/><text:tab/><text:tab/><text:tab/>{<text:line-break/><text:tab/><text:tab/><text:tab/><text:tab/>ww.add();<text:line-break/><text:tab/><text:tab/><text:tab/><text:tab/>monitor.acquireWrite();<text:line-break/><text:tab/><text:tab/><text:tab/><text:tab/>ww.remove();<text:line-break/><text:tab/><text:tab/><text:tab/><text:tab/>delay();<text:line-break/><text:tab/><text:tab/><text:tab/><text:tab/>data[pos] = val;<text:line-break/><text:tab/><text:tab/><text:tab/><text:tab/>monitor.releaseWrite();<text:line-break/><text:tab/><text:tab/><text:tab/>}<text:line-break/><text:tab/><text:tab/><text:tab/>catch (InterruptedException e)<text:line-break/><text:tab/><text:tab/><text:tab/>{<text:line-break/><text:tab/><text:tab/><text:tab/><text:tab/>System.err.println(e.getMessage());<text:line-break/><text:tab/><text:tab/><text:tab/><text:tab/>e.printStackTrace();<text:line-break/><text:tab/><text:tab/><text:tab/>}<text:line-break/><text:tab/><text:tab/>}<text:line-break/><text:line-break/><text:tab/><text:tab/>void getStat()<text:line-break/><text:tab/><text:tab/>{<text:line-break/><text:tab/><text:tab/><text:tab/>System.out.println("Soy el numero " + id + " Total: " + total.get()<text:line-break/><text:tab/><text:tab/><text:tab/><text:tab/><text:tab/>+ " repartidos en:\tLectores " + r.get() + " Escritores: "<text:line-break/><text:tab/><text:tab/><text:tab/><text:tab/><text:tab/>+ w.get() + "\nLectores esperando: " + wr.get()<text:line-break/><text:tab/><text:tab/><text:tab/><text:tab/><text:tab/>+ " Escritores esperando: " + ww.get() + "\n");<text:line-break/><text:tab/><text:tab/>}<text:line-break/><text:tab/>}<text:line-break/>}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Salida Producida por ReadWriteSafe</text:p>
      <text:p text:style-name="P10"/>
      <text:p text:style-name="P7">Soy el numero 2 Total: 11 repartidos en:<text:tab/>Lectores 7 Escritores: 2</text:p>
      <text:p text:style-name="P7">Lectores esperando: 0 Escritores esperando: 2</text:p>
      <text:p text:style-name="P7"/>
      <text:p text:style-name="P7">Soy el numero 2 Total: 11 repartidos en:<text:tab/>Lectores 7 Escritores: 2</text:p>
      <text:p text:style-name="P7">Lectores esperando: 0 Escritores esperando: 2</text:p>
      <text:p text:style-name="P7"/>
      <text:p text:style-name="P7">Soy el numero 6 Total: 12 repartidos en:<text:tab/>Lectores 7 Escritores: 2</text:p>
      <text:p text:style-name="P7">Lectores esperando: 0 Escritores esperando: 2</text:p>
      <text:p text:style-name="P7"/>
      <text:p text:style-name="P7">Soy el numero 6 Total: 12 repartidos en:<text:tab/>Lectores 7 Escritores: 2</text:p>
      <text:p text:style-name="P7">Lectores esperando: 0 Escritores esperando: 2</text:p>
      <text:p text:style-name="P7"/>
      <text:p text:style-name="P7">Soy el numero 5 Total: 14 repartidos en:<text:tab/>Lectores 7 Escritores: 5</text:p>
      <text:p text:style-name="P7">Lectores esperando: 0 Escritores esperando: 4</text:p>
      <text:p text:style-name="P7"/>
      <text:p text:style-name="P7">Soy el numero 5 Total: 14 repartidos en:<text:tab/>Lectores 7 Escritores: 5</text:p>
      <text:p text:style-name="P7">Lectores esperando: 0 Escritores esperando: 4</text:p>
      <text:p text:style-name="P7"/>
      <text:p text:style-name="P7">Soy el numero 0 Total: 14 repartidos en:<text:tab/>Lectores 7 Escritores: 6</text:p>
      <text:p text:style-name="P7">Lectores esperando: 0 Escritores esperando: 6</text:p>
      <text:p text:style-name="P7"/>
      <text:p text:style-name="P7">Soy el numero 0 Total: 14 repartidos en:<text:tab/>Lectores 7 Escritores: 6</text:p>
      <text:p text:style-name="P7">Lectores esperando: 0 Escritores esperando: 6</text:p>
      <text:p text:style-name="P7"/>
      <text:p text:style-name="P7">Soy el numero 7 Total: 17 repartidos en:<text:tab/>Lectores 9 Escritores: 6</text:p>
      <text:p text:style-name="P7">Lectores esperando: 0 Escritores esperando: 6</text:p>
      <text:p text:style-name="P7"/>
      <text:p text:style-name="P7">Soy el numero 7 Total: 17 repartidos en:<text:tab/>Lectores 9 Escritores: 6</text:p>
      <text:p text:style-name="P7">Lectores esperando: 0 Escritores esperando: 6</text:p>
      <text:p text:style-name="P7"/>
      <text:p text:style-name="P7">Soy el numero 4 Total: 20 repartidos en:<text:tab/>Lectores 10 Escritores: 7</text:p>
      <text:p text:style-name="P7">Lectores esperando: 0 Escritores esperando: 7</text:p>
      <text:p text:style-name="P7"/>
      <text:p text:style-name="P7">Soy el numero 4 Total: 20 repartidos en:<text:tab/>Lectores 10 Escritores: 7</text:p>
      <text:p text:style-name="P7">Lectores esperando: 0 Escritores esperando: 7</text:p>
      <text:p text:style-name="P7"/>
      <text:p text:style-name="P7">Soy el numero 3 Total: 20 repartidos en:<text:tab/>Lectores 10 Escritores: 7</text:p>
      <text:p text:style-name="P7">Lectores esperando: 0 Escritores esperando: 7</text:p>
      <text:p text:style-name="P7"/>
      <text:p text:style-name="P7">Soy el numero 3 Total: 20 repartidos en:<text:tab/>Lectores 10 Escritores: 7</text:p>
      <text:p text:style-name="P7">Lectores esperando: 0 Escritores esperando: 7</text:p>
      <text:p text:style-name="P7"/>
      <text:p text:style-name="P7">Soy el numero 13 Total: 20 repartidos en:<text:tab/>Lectores 12 Escritores: 8</text:p>
      <text:p text:style-name="P7">Lectores esperando: 0 Escritores esperando: 7</text:p>
      <text:p text:style-name="P7"/>
      <text:p text:style-name="P7">Soy el numero 13 Total: 20 repartidos en:<text:tab/>Lectores 12 Escritores: 8</text:p>
      <text:p text:style-name="P7">Lectores esperando: 0 Escritores esperando: 7</text:p>
      <text:p text:style-name="P7"/>
      <text:p text:style-name="P7">Soy el numero 14 Total: 21 repartidos en:<text:tab/>Lectores 12 Escritores: 8</text:p>
      <text:p text:style-name="P7">Lectores esperando: 0 Escritores esperando: 8</text:p>
      <text:p text:style-name="P7"/>
      <text:p text:style-name="P7">Soy el numero 14 Total: 21 repartidos en:<text:tab/>Lectores 12 Escritores: 8</text:p>
      <text:p text:style-name="P7">Lectores esperando: 0 Escritores esperando: 8</text:p>
      <text:p text:style-name="P7"/>
      <text:p text:style-name="P7">Soy el numero 18 Total: 21 repartidos en:<text:tab/>Lectores 12 Escritores: 8</text:p>
      <text:p text:style-name="P7">Lectores esperando: 0 Escritores esperando: 8</text:p>
      <text:p text:style-name="P7"/>
      <text:p text:style-name="P7">Soy el numero 18 Total: 21 repartidos en:<text:tab/>Lectores 12 Escritores: 8</text:p>
      <text:p text:style-name="P7">Lectores esperando: 0 Escritores esperando: 8</text:p>
      <text:p text:style-name="P7"/>
      <text:p text:style-name="P7">Soy el numero 23 Total: 30 repartidos en:<text:tab/>Lectores 19 Escritores: 11</text:p>
      <text:p text:style-name="P7">Lectores esperando: 0 Escritores esperando: 11</text:p>
      <text:p text:style-name="P7"/>
      <text:p text:style-name="P7">Soy el numero 23 Total: 30 repartidos en:<text:tab/>Lectores 19 Escritores: 11</text:p>
      <text:p text:style-name="P7">Lectores esperando: 0 Escritores esperando: 11</text:p>
      <text:p text:style-name="P7"/>
      <text:p text:style-name="P7">Soy el numero 17 Total: 30 repartidos en:<text:tab/>Lectores 19 Escritores: 9</text:p>
      <text:p text:style-name="P7">Lectores esperando: 0 Escritores esperando: 9</text:p>
      <text:p text:style-name="P7"/>
      <text:p text:style-name="P7">Soy el numero 17 Total: 30 repartidos en:<text:tab/>Lectores 19 Escritores: 11</text:p>
      <text:p text:style-name="P7">Lectores esperando: 0 Escritores esperando: 11</text:p>
      <text:p text:style-name="P7"/>
      <text:p text:style-name="P7">Soy el numero 15 Total: 21 repartidos en:<text:tab/>Lectores 12 Escritores: 8</text:p>
      <text:p text:style-name="P7">Lectores esperando: 0 Escritores esperando: 8</text:p>
      <text:p text:style-name="P7"/>
      <text:p text:style-name="P7">Soy el numero 15 Total: 30 repartidos en:<text:tab/>Lectores 19 Escritores: 11</text:p>
      <text:p text:style-name="P7">Lectores esperando: 0 Escritores esperando: 11</text:p>
      <text:p text:style-name="P7"/>
      <text:p text:style-name="P7">Soy el numero 26 Total: 30 repartidos en:<text:tab/>Lectores 19 Escritores: 11</text:p>
      <text:p text:style-name="P7">Lectores esperando: 0 Escritores esperando: 11</text:p>
      <text:p text:style-name="P7"/>
      <text:p text:style-name="P7">Soy el numero 26 Total: 30 repartidos en:<text:tab/>Lectores 19 Escritores: 11</text:p>
      <text:p text:style-name="P7">Lectores esperando: 0 Escritores esperando: 11</text:p>
      <text:p text:style-name="P7"/>
      <text:p text:style-name="P7">Soy el numero 20 Total: 30 repartidos en:<text:tab/>Lectores 19 Escritores: 11</text:p>
      <text:p text:style-name="P7">Lectores esperando: 0 Escritores esperando: 11</text:p>
      <text:p text:style-name="P7"/>
      <text:p text:style-name="P7">Soy el numero 20 Total: 30 repartidos en:<text:tab/>Lectores 19 Escritores: 11</text:p>
      <text:p text:style-name="P7">Lectores esperando: 0 Escritores esperando: 11</text:p>
      <text:p text:style-name="P7"/>
      <text:p text:style-name="P7">Soy el numero 21 Total: 30 repartidos en:<text:tab/>Lectores 19 Escritores: 11</text:p>
      <text:p text:style-name="P7">Lectores esperando: 0 Escritores esperando: 11</text:p>
      <text:p text:style-name="P7"/>
      <text:p text:style-name="P7">Soy el numero 21 Total: 30 repartidos en:<text:tab/>Lectores 19 Escritores: 11</text:p>
      <text:p text:style-name="P7">Lectores esperando: 0 Escritores esperando: 11</text:p>
      <text:p text:style-name="P7"/>
      <text:p text:style-name="P7">Soy el numero 22 Total: 30 repartidos en:<text:tab/>Lectores 19 Escritores: 11</text:p>
      <text:p text:style-name="P7">Lectores esperando: 0 Escritores esperando: 11</text:p>
      <text:p text:style-name="P7"/>
      <text:p text:style-name="P7">Soy el numero 22 Total: 30 repartidos en:<text:tab/>Lectores 19 Escritores: 11</text:p>
      <text:p text:style-name="P7">Lectores esperando: 0 Escritores esperando: 11</text:p>
      <text:p text:style-name="P7"/>
      <text:p text:style-name="P7">Soy el numero 25 Total: 30 repartidos en:<text:tab/>Lectores 19 Escritores: 11</text:p>
      <text:p text:style-name="P7">Lectores esperando: 0 Escritores esperando: 11</text:p>
      <text:p text:style-name="P7"/>
      <text:p text:style-name="P7">Soy el numero 25 Total: 30 repartidos en:<text:tab/>Lectores 19 Escritores: 11</text:p>
      <text:p text:style-name="P7">Lectores esperando: 0 Escritores esperando: 11</text:p>
      <text:p text:style-name="P7"/>
      <text:p text:style-name="P7">Soy el numero 24 Total: 30 repartidos en:<text:tab/>Lectores 19 Escritores: 11</text:p>
      <text:p text:style-name="P7">Lectores esperando: 0 Escritores esperando: 10</text:p>
      <text:p text:style-name="P7"/>
      <text:p text:style-name="P7"/>
      <text:p text:style-name="P7">En este momento ya sólo quedan escritores en espera y en este momento ya se va atendiendo a cada uno, hasta el momento en que no queden mas escritores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Salida producida por ReadWriteFair</text:p>
      <text:p text:style-name="P7"/>
      <text:p text:style-name="P7">Soy el numero 0 Total: 30 repartidos en:<text:tab/>Lectores 12 Escritores: 18</text:p>
      <text:p text:style-name="P7">Lectores esperando: 12 Escritores esperando: 16</text:p>
      <text:p text:style-name="P7"/>
      <text:p text:style-name="P7">Soy el numero 0 Total: 30 repartidos en:<text:tab/>Lectores 12 Escritores: 18</text:p>
      <text:p text:style-name="P7">Lectores esperando: 12 Escritores esperando: 16</text:p>
      <text:p text:style-name="P7"/>
      <text:p text:style-name="P7">Soy el numero 29 Total: 30 repartidos en:<text:tab/>Lectores 12 Escritores: 18</text:p>
      <text:p text:style-name="P7">Lectores esperando: 12 Escritores esperando: 16</text:p>
      <text:p text:style-name="P7"/>
      <text:p text:style-name="P7">Soy el numero 29 Total: 30 repartidos en:<text:tab/>Lectores 12 Escritores: 18</text:p>
      <text:p text:style-name="P7">Lectores esperando: 12 Escritores esperando: 16</text:p>
      <text:p text:style-name="P7"/>
      <text:p text:style-name="P7">Soy el numero 20 Total: 30 repartidos en:<text:tab/>Lectores 12 Escritores: 18</text:p>
      <text:p text:style-name="P7">Lectores esperando: 0 Escritores esperando: 16</text:p>
      <text:p text:style-name="P7"/>
      <text:p text:style-name="P7">Soy el numero 20 Total: 30 repartidos en:<text:tab/>Lectores 12 Escritores: 18</text:p>
      <text:p text:style-name="P7">Lectores esperando: 0 Escritores esperando: 16</text:p>
      <text:p text:style-name="P7"/>
      <text:p text:style-name="P7">Soy el numero 27 Total: 30 repartidos en:<text:tab/>Lectores 12 Escritores: 18</text:p>
      <text:p text:style-name="P7">Lectores esperando: 0 Escritores esperando: 16</text:p>
      <text:p text:style-name="P7"/>
      <text:p text:style-name="P7">Soy el numero 27 Total: 30 repartidos en:<text:tab/>Lectores 12 Escritores: 18</text:p>
      <text:p text:style-name="P7">Lectores esperando: 0 Escritores esperando: 16</text:p>
      <text:p text:style-name="P7"/>
      <text:p text:style-name="P7">Soy el numero 28 Total: 30 repartidos en:<text:tab/>Lectores 12 Escritores: 18</text:p>
      <text:p text:style-name="P7">Lectores esperando: 0 Escritores esperando: 16</text:p>
      <text:p text:style-name="P7"/>
      <text:p text:style-name="P7">Soy el numero 28 Total: 30 repartidos en:<text:tab/>Lectores 12 Escritores: 18</text:p>
      <text:p text:style-name="P7">Lectores esperando: 0 Escritores esperando: 16</text:p>
      <text:p text:style-name="P7"/>
      <text:p text:style-name="P7">Soy el numero 5 Total: 30 repartidos en:<text:tab/>Lectores 12 Escritores: 18</text:p>
      <text:p text:style-name="P7">Lectores esperando: 0 Escritores esperando: 16</text:p>
      <text:p text:style-name="P7"/>
      <text:p text:style-name="P7">Soy el numero 5 Total: 30 repartidos en:<text:tab/>Lectores 12 Escritores: 18</text:p>
      <text:p text:style-name="P7">Lectores esperando: 0 Escritores esperando: 16</text:p>
      <text:p text:style-name="P7"/>
      <text:p text:style-name="P7">Soy el numero 10 Total: 30 repartidos en:<text:tab/>Lectores 12 Escritores: 18</text:p>
      <text:p text:style-name="P7">Lectores esperando: 0 Escritores esperando: 16</text:p>
      <text:p text:style-name="P7"/>
      <text:p text:style-name="P7">Soy el numero 10 Total: 30 repartidos en:<text:tab/>Lectores 12 Escritores: 18</text:p>
      <text:p text:style-name="P7">Lectores esperando: 0 Escritores esperando: 16</text:p>
      <text:p text:style-name="P7"/>
      <text:p text:style-name="P7">Soy el numero 15 Total: 30 repartidos en:<text:tab/>Lectores 12 Escritores: 18</text:p>
      <text:p text:style-name="P7">Lectores esperando: 0 Escritores esperando: 16</text:p>
      <text:p text:style-name="P7"/>
      <text:p text:style-name="P7">Soy el numero 15 Total: 30 repartidos en:<text:tab/>Lectores 12 Escritores: 18</text:p>
      <text:p text:style-name="P7">Lectores esperando: 0 Escritores esperando: 16</text:p>
      <text:p text:style-name="P7"/>
      <text:p text:style-name="P7">Soy el numero 1 Total: 30 repartidos en:<text:tab/>Lectores 12 Escritores: 18</text:p>
      <text:p text:style-name="P7">Lectores esperando: 0 Escritores esperando: 16</text:p>
      <text:p text:style-name="P7"/>
      <text:p text:style-name="P7">Soy el numero 1 Total: 30 repartidos en:<text:tab/>Lectores 12 Escritores: 18</text:p>
      <text:p text:style-name="P7">Lectores esperando: 0 Escritores esperando: 16</text:p>
      <text:p text:style-name="P7"/>
      <text:p text:style-name="P7">Soy el numero 13 Total: 30 repartidos en:<text:tab/>Lectores 12 Escritores: 18</text:p>
      <text:p text:style-name="P7">Lectores esperando: 0 Escritores esperando: 16</text:p>
      <text:p text:style-name="P7"/>
      <text:p text:style-name="P7">Soy el numero 13 Total: 30 repartidos en:<text:tab/>Lectores 12 Escritores: 18</text:p>
      <text:p text:style-name="P7">Lectores esperando: 0 Escritores esperando: 16</text:p>
      <text:p text:style-name="P7"/>
      <text:p text:style-name="P7">Soy el numero 14 Total: 30 repartidos en:<text:tab/>Lectores 12 Escritores: 18</text:p>
      <text:p text:style-name="P7">Lectores esperando: 0 Escritores esperando: 16</text:p>
      <text:p text:style-name="P7"/>
      <text:p text:style-name="P7">Soy el numero 14 Total: 30 repartidos en:<text:tab/>Lectores 12 Escritores: 18</text:p>
      <text:p text:style-name="P7">Lectores esperando: 0 Escritores esperando: 16</text:p>
      <text:p text:style-name="P7"/>
      <text:p text:style-name="P7">Soy el numero 18 Total: 30 repartidos en:<text:tab/>Lectores 12 Escritores: 18</text:p>
      <text:p text:style-name="P7">Lectores esperando: 0 Escritores esperando: 16</text:p>
      <text:p text:style-name="P7"/>
      <text:p text:style-name="P7">Soy el numero 18 Total: 30 repartidos en:<text:tab/>Lectores 12 Escritores: 18</text:p>
      <text:p text:style-name="P7">Lectores esperando: 0 Escritores esperando: 16</text:p>
      <text:p text:style-name="P7"/>
      <text:p text:style-name="P7">Soy el numero 21 Total: 30 repartidos en:<text:tab/>Lectores 12 Escritores: 18</text:p>
      <text:p text:style-name="P7">Lectores esperando: 0 Escritores esperando: 16</text:p>
      <text:p text:style-name="P7"/>
      <text:p text:style-name="P7">Soy el numero 21 Total: 30 repartidos en:<text:tab/>Lectores 12 Escritores: 18</text:p>
      <text:p text:style-name="P7">Lectores esperando: 0 Escritores esperando: 16</text:p>
      <text:p text:style-name="P7"/>
      <text:p text:style-name="P7">Soy el numero 3 Total: 30 repartidos en:<text:tab/>Lectores 12 Escritores: 18</text:p>
      <text:p text:style-name="P7">Lectores esperando: 0 Escritores esperando: 15</text:p>
      <text:p text:style-name="P7"/>
      <text:p text:style-name="P7">Soy el numero 3 Total: 30 repartidos en:<text:tab/>Lectores 12 Escritores: 18</text:p>
      <text:p text:style-name="P7">Lectores esperando: 0 Escritores esperando: 15</text:p>
      <text:p text:style-name="P7"/>
      <text:p text:style-name="P7">Soy el numero 26 Total: 30 repartidos en:<text:tab/>Lectores 12 Escritores: 18</text:p>
      <text:p text:style-name="P7">Lectores esperando: 0 Escritores esperando: 15</text:p>
      <text:p text:style-name="P7"/>
      <text:p text:style-name="P7">Soy el numero 26 Total: 30 repartidos en:<text:tab/>Lectores 12 Escritores: 18</text:p>
      <text:p text:style-name="P7">Lectores esperando: 0 Escritores esperando: 15</text:p>
      <text:p text:style-name="P7"/>
      <text:p text:style-name="P7">Soy el numero 2 Total: 30 repartidos en:<text:tab/>Lectores 12 Escritores: 18</text:p>
      <text:p text:style-name="P7">Lectores esperando: 0 Escritores esperando: 13</text:p>
      <text:p text:style-name="P7"/>
      <text:p text:style-name="P7">Soy el numero 2 Total: 30 repartidos en:<text:tab/>Lectores 12 Escritores: 18</text:p>
      <text:p text:style-name="P7">Lectores esperando: 0 Escritores esperando: 13</text:p>
      <text:p text:style-name="P7"/>
      <text:p text:style-name="P7">Soy el numero 25 Total: 30 repartidos en:<text:tab/>Lectores 12 Escritores: 18</text:p>
      <text:p text:style-name="P7">Lectores esperando: 0 Escritores esperando: 13</text:p>
      <text:p text:style-name="P7"/>
      <text:p text:style-name="P7">Soy el numero 25 Total: 30 repartidos en:<text:tab/>Lectores 12 Escritores: 18</text:p>
      <text:p text:style-name="P7">Lectores esperando: 0 Escritores esperando: 13</text:p>
      <text:p text:style-name="P7"/>
      <text:p text:style-name="P7">Soy el numero 4 Total: 30 repartidos en:<text:tab/>Lectores 12 Escritores: 18</text:p>
      <text:p text:style-name="P7">Lectores esperando: 0 Escritores esperando: 12</text:p>
      <text:p text:style-name="P7"/>
      <text:p text:style-name="P7">Soy el numero 4 Total: 30 repartidos en:<text:tab/>Lectores 12 Escritores: 18</text:p>
      <text:p text:style-name="P7">Lectores esperando: 0 Escritores esperando: 12</text:p>
      <text:p text:style-name="P7"/>
      <text:p text:style-name="P7">Soy el numero 24 Total: 30 repartidos en:<text:tab/>Lectores 12 Escritores: 18</text:p>
      <text:p text:style-name="P7">Lectores esperando: 0 Escritores esperando: 11</text:p>
      <text:p text:style-name="P7"/>
      <text:p text:style-name="P7"/>
      <text:p text:style-name="P7">En este momento ya sólo quedan escritores en espera y en este momento ya se va atendiendo a cada uno, hasta el momento en que no queden mas escrito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nsolas" svg:font-family="Consolas"/>
    <style:font-face style:name="Tahoma1" svg:font-family="Tahoma"/>
    <style:font-face style:name="Consolas1" svg:font-family="Consolas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Alberto</meta:initial-creator>
    <meta:creation-date>2008-04-09T22:58:03</meta:creation-date>
    <dc:creator>Alberto</dc:creator>
    <dc:date>2008-04-10T00:55:37</dc:date>
    <meta:printed-by>Alberto</meta:printed-by>
    <meta:print-date>2008-04-10T00:55:14</meta:print-date>
    <dc:language>en-GB</dc:language>
    <meta:editing-cycles>4</meta:editing-cycles>
    <meta:editing-duration>PT1H12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2" meta:paragraph-count="191" meta:word-count="2049" meta:character-count="15488"/>
  </office:meta>
</office:document-meta>
</file>